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pitch="variable"/>
    <style:font-face style:name="FreeSans2" svg:font-family="FreeSans" style:font-pitch="variable"/>
    <style:font-face style:name="FreeSerif" svg:font-family="FreeSerif" style:font-pitch="variable"/>
    <style:font-face style:name="FreeSans" svg:font-family="FreeSans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svg:stroke-color="#000000" draw:fill="none" draw:fill-color="#ffffff" fo:min-height="1.9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loext:opacity="100%" style:font-name="Calibri1" fo:font-size="18pt" style:font-size-asian="18pt" style:font-name-complex="Calibri1" style:font-size-complex="18pt"/>
    </style:style>
    <style:style style:name="T2" style:family="text">
      <style:text-properties fo:color="#000000" loext:opacity="100%" style:font-name="Calibri1" fo:font-size="14pt" style:font-size-asian="14pt" style:font-name-complex="Calibri1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975cm" svg:height="0.7cm" svg:x="9.564cm" svg:y="2.889cm">
          <draw:text-box>
            <text:p text:style-name="P1"><text:span text:style-name="T1">Doping</text:span></text:p>
          </draw:text-box>
        </draw:frame>
        <draw:frame draw:style-name="gr2" draw:text-style-name="P3" draw:layer="layout" svg:width="7.626cm" svg:height="0.543cm" svg:x="2.004cm" svg:y="4.258cm">
          <draw:text-box>
            <text:p text:style-name="P1"><text:span text:style-name="T2">Nebenwirkungen von </text:span><text:span text:style-name="T2">Dopingmitteln</text:span></text:p>
          </draw:text-box>
        </draw:frame>
        <draw:frame draw:style-name="gr2" draw:text-style-name="P3" draw:layer="layout" svg:width="1.941cm" svg:height="0.543cm" svg:x="2.004cm" svg:y="5.465cm">
          <draw:text-box>
            <text:p text:style-name="P1"><text:span text:style-name="T2">Aufgabe:</text:span></text:p>
          </draw:text-box>
        </draw:frame>
        <draw:line draw:style-name="gr3" draw:text-style-name="P4" draw:layer="layout" svg:x1="1.991cm" svg:y1="7.247cm" svg:x2="19.023cm" svg:y2="7.247cm">
          <text:p/>
        </draw:line>
        <draw:line draw:style-name="gr3" draw:text-style-name="P4" draw:layer="layout" svg:x1="1.991cm" svg:y1="8.062cm" svg:x2="19.023cm" svg:y2="8.062cm">
          <text:p/>
        </draw:line>
        <draw:line draw:style-name="gr3" draw:text-style-name="P4" draw:layer="layout" svg:x1="1.991cm" svg:y1="10.084cm" svg:x2="19.023cm" svg:y2="10.084cm">
          <text:p/>
        </draw:line>
        <draw:line draw:style-name="gr3" draw:text-style-name="P4" draw:layer="layout" svg:x1="1.991cm" svg:y1="12.105cm" svg:x2="19.023cm" svg:y2="12.105cm">
          <text:p/>
        </draw:line>
        <draw:line draw:style-name="gr3" draw:text-style-name="P4" draw:layer="layout" svg:x1="1.991cm" svg:y1="14.7cm" svg:x2="19.023cm" svg:y2="14.7cm">
          <text:p/>
        </draw:line>
        <draw:line draw:style-name="gr3" draw:text-style-name="P4" draw:layer="layout" svg:x1="1.991cm" svg:y1="15.652cm" svg:x2="19.023cm" svg:y2="15.652cm">
          <text:p/>
        </draw:line>
        <draw:line draw:style-name="gr3" draw:text-style-name="P4" draw:layer="layout" svg:x1="1.991cm" svg:y1="19.78cm" svg:x2="19.023cm" svg:y2="19.78cm">
          <text:p/>
        </draw:line>
        <draw:line draw:style-name="gr3" draw:text-style-name="P4" draw:layer="layout" svg:x1="1.991cm" svg:y1="21.802cm" svg:x2="19.023cm" svg:y2="21.802cm">
          <text:p/>
        </draw:line>
        <draw:line draw:style-name="gr3" draw:text-style-name="P4" draw:layer="layout" svg:x1="2.007cm" svg:y1="23.887cm" svg:x2="19.039cm" svg:y2="23.887cm">
          <text:p/>
        </draw:line>
        <draw:line draw:style-name="gr3" draw:text-style-name="P4" draw:layer="layout" svg:x1="2cm" svg:y1="7.239cm" svg:x2="2cm" svg:y2="23.907cm">
          <text:p/>
        </draw:line>
        <draw:line draw:style-name="gr3" draw:text-style-name="P4" draw:layer="layout" svg:x1="6.896cm" svg:y1="7.239cm" svg:x2="6.896cm" svg:y2="23.907cm">
          <text:p/>
        </draw:line>
        <draw:line draw:style-name="gr3" draw:text-style-name="P4" draw:layer="layout" svg:x1="19.014cm" svg:y1="7.239cm" svg:x2="19.014cm" svg:y2="23.907cm">
          <text:p/>
        </draw:line>
        <draw:frame draw:style-name="gr2" draw:text-style-name="P3" draw:layer="layout" svg:width="8.138cm" svg:height="0.543cm" svg:x="2.004cm" svg:y="6.068cm">
          <draw:text-box>
            <text:p text:style-name="P1"><text:span text:style-name="T2">1) Füllen sie die folgende Tabelle </text:span><text:span text:style-name="T2">aus!</text:span></text:p>
          </draw:text-box>
        </draw:frame>
        <draw:frame draw:style-name="gr2" draw:text-style-name="P3" draw:layer="layout" svg:width="2.694cm" svg:height="0.543cm" svg:x="2.103cm" svg:y="7.391cm">
          <draw:text-box>
            <text:p text:style-name="P1"><text:span text:style-name="T2">Dopingmittel</text:span></text:p>
          </draw:text-box>
        </draw:frame>
        <draw:frame draw:style-name="gr2" draw:text-style-name="P3" draw:layer="layout" svg:width="5.717cm" svg:height="0.543cm" svg:x="6.996cm" svg:y="7.391cm">
          <draw:text-box>
            <text:p text:style-name="P1"><text:span text:style-name="T2">Mögliche Nebenwirkungen</text:span></text:p>
          </draw:text-box>
        </draw:frame>
        <draw:frame draw:style-name="gr2" draw:text-style-name="P3" draw:layer="layout" svg:width="2.775cm" svg:height="0.543cm" svg:x="2.103cm" svg:y="8.206cm">
          <draw:text-box>
            <text:p text:style-name="P1"><text:span text:style-name="T2">Stimulanzien</text:span></text:p>
          </draw:text-box>
        </draw:frame>
        <draw:frame draw:style-name="gr2" draw:text-style-name="P3" draw:layer="layout" svg:width="2.089cm" svg:height="0.543cm" svg:x="2.103cm" svg:y="10.227cm">
          <draw:text-box>
            <text:p text:style-name="P1"><text:span text:style-name="T2">Narkotika</text:span></text:p>
          </draw:text-box>
        </draw:frame>
        <draw:frame draw:style-name="gr2" draw:text-style-name="P3" draw:layer="layout" svg:width="2.58cm" svg:height="0.543cm" svg:x="2.103cm" svg:y="12.248cm">
          <draw:text-box>
            <text:p text:style-name="P1"><text:span text:style-name="T2">Betablocker</text:span></text:p>
          </draw:text-box>
        </draw:frame>
        <draw:frame draw:style-name="gr2" draw:text-style-name="P3" draw:layer="layout" svg:width="2.148cm" svg:height="0.543cm" svg:x="2.103cm" svg:y="14.843cm">
          <draw:text-box>
            <text:p text:style-name="P1"><text:span text:style-name="T2">Anabolika</text:span></text:p>
          </draw:text-box>
        </draw:frame>
        <draw:frame draw:style-name="gr2" draw:text-style-name="P3" draw:layer="layout" svg:width="1.928cm" svg:height="0.543cm" svg:x="2.103cm" svg:y="15.795cm">
          <draw:text-box>
            <text:p text:style-name="P1"><text:span text:style-name="T2">Diuretika</text:span></text:p>
          </draw:text-box>
        </draw:frame>
        <draw:frame draw:style-name="gr2" draw:text-style-name="P3" draw:layer="layout" svg:width="4.566cm" svg:height="0.543cm" svg:x="2.103cm" svg:y="19.923cm">
          <draw:text-box>
            <text:p text:style-name="P1"><text:span text:style-name="T2">Wachstu</text:span><text:span text:style-name="T2">mshorm</text:span><text:span text:style-name="T2">one </text:span></text:p>
          </draw:text-box>
        </draw:frame>
        <draw:frame draw:style-name="gr2" draw:text-style-name="P3" draw:layer="layout" svg:width="3.609cm" svg:height="0.543cm" svg:x="2.103cm" svg:y="20.527cm">
          <draw:text-box>
            <text:p text:style-name="P1"><text:span text:style-name="T2">(Peptidhor</text:span><text:span text:style-name="T2">mone)</text:span></text:p>
          </draw:text-box>
        </draw:frame>
        <draw:frame draw:style-name="gr2" draw:text-style-name="P3" draw:layer="layout" svg:width="3.842cm" svg:height="0.543cm" svg:x="2.103cm" svg:y="21.945cm">
          <draw:text-box>
            <text:p text:style-name="P1"><text:span text:style-name="T2">Blutdoping / EPO </text:span></text:p>
          </draw:text-box>
        </draw:frame>
        <draw:frame draw:style-name="gr4" draw:text-style-name="P6" draw:layer="layout" svg:width="12.065cm" svg:height="1.951cm" svg:x="6.98cm" svg:y="8.032cm">
          <draw:text-box>
            <text:p text:style-name="P5"><text:span text:style-name="T3">+ die Sportler*innen fühlen keine Ermüdung und der </text:span><text:span text:style-name="T3">Körper greift bei Überbelastung auf die </text:span><text:span text:style-name="T3">normalerweise autonom geschützten reserven.</text:span></text:p>
            <text:p text:style-name="P5"><text:span text:style-name="T3">+ Folglich ist ein Zusammenbruch bei solch einer </text:span><text:span text:style-name="T3">Belastung fatal, da keine Energie mehr für die </text:span><text:span text:style-name="T3">vitalen Funktionen des Körpers da sind, welche </text:span><text:span text:style-name="T3">normalerweise geschützt wären -&gt; Nebenwirkung </text:span><text:span text:style-name="T3">kann der Tod sein</text:span></text:p>
          </draw:text-box>
        </draw:frame>
        <draw:frame draw:style-name="gr5" draw:text-style-name="P6" draw:layer="layout" svg:width="12.065cm" svg:height="2.105cm" svg:x="6.98cm" svg:y="10.055cm">
          <draw:text-box>
            <text:p text:style-name="P5"><text:span text:style-name="T3">+ Führen zu Stimmungsveränderungen, bis hin zu </text:span><text:span text:style-name="T3">psychischen Störungen</text:span></text:p>
            <text:p text:style-name="P5"><text:span text:style-name="T3">+ Hohes Suchtpotential</text:span></text:p>
            <text:p text:style-name="P5"><text:span text:style-name="T3">+ Bewusstseinstrübung (bei hohen Dosen)</text:span></text:p>
            <text:p text:style-name="P5"><text:span text:style-name="T3">+ Lähmung des Atemzentrums (bei hohen Dosen)</text:span></text:p>
            <text:p text:style-name="P5"><text:span text:style-name="T3">+ Sind tödlich (bei hohen Dosen)</text:span></text:p>
          </draw:text-box>
        </draw:frame>
        <draw:frame draw:style-name="gr4" draw:text-style-name="P6" draw:layer="layout" svg:width="12.065cm" svg:height="2.341cm" svg:x="6.98cm" svg:y="12.16cm">
          <draw:text-box>
            <text:p text:style-name="P5"><text:span text:style-name="T3">+ Absenkung der Pulsfrequenz und des Blutdrucks </text:span><text:span text:style-name="T3">(führt zu Schwindel)</text:span></text:p>
            <text:p text:style-name="P5"><text:span text:style-name="T3">+ Langfristig Nutzung kann den Zucker-</text:span><text:span text:style-name="T3">Stoffwechsel negativ beeinflussen, was zu Diabetes </text:span><text:span text:style-name="T3">führen kann</text:span></text:p>
            <text:p text:style-name="P5"><text:span text:style-name="T3">+ Schlafstörungen</text:span></text:p>
            <text:p text:style-name="P5"><text:span text:style-name="T3">+ Depressive Verstimmungen</text:span></text:p>
            <text:p text:style-name="P5"><text:span text:style-name="T3">+ Impotenz</text:span></text:p>
          </draw:text-box>
        </draw:frame>
        <draw:frame draw:style-name="gr6" draw:text-style-name="P6" draw:layer="layout" svg:width="12.065cm" svg:height="0.781cm" svg:x="6.98cm" svg:y="14.7cm">
          <draw:text-box>
            <text:p text:style-name="P5"><text:span text:style-name="T3">+ Erhöhte Aggressivität</text:span></text:p>
            <text:p text:style-name="P5"><text:span text:style-name="T3">+ Vermutete Förderung von Vererbten </text:span><text:span text:style-name="T3">Missbildungen</text:span></text:p>
          </draw:text-box>
        </draw:frame>
        <draw:frame draw:style-name="gr4" draw:text-style-name="P6" draw:layer="layout" svg:width="12.065cm" svg:height="3.901cm" svg:x="6.98cm" svg:y="15.652cm">
          <draw:text-box>
            <text:p text:style-name="P5"><text:span text:style-name="T3">+ Stört den „Wasser- &amp; Salz-Haushalt“</text:span></text:p>
            <text:p text:style-name="P5"><text:span text:style-name="T3">+ Verlust von Mineralstoffen</text:span></text:p>
            <text:p text:style-name="P5"><text:span text:style-name="T3">+ Stört den Elektrolyt-Haushalt</text:span></text:p>
            <text:p text:style-name="P5"><text:span text:style-name="T3">+ Akuter Blutdruck-Abfall</text:span></text:p>
            <text:p text:style-name="P5"><text:span text:style-name="T3">+ Muskelkrämpfe</text:span></text:p>
            <text:p text:style-name="P5"><text:span text:style-name="T3">+ Kreislaufkollaps</text:span></text:p>
            <text:p text:style-name="P5"><text:span text:style-name="T3">+ Magen &amp; Darm Probleme</text:span></text:p>
            <text:p text:style-name="P5"><text:span text:style-name="T3">+ Nierenschäden</text:span></text:p>
            <text:p text:style-name="P5"><text:span text:style-name="T3">+ Bei männlich geborenen: Impotenz</text:span></text:p>
            <text:p text:style-name="P5"><text:span text:style-name="T3">+ Bei weiblich geborenen: Störung der Menstruation</text:span></text:p>
          </draw:text-box>
        </draw:frame>
        <draw:frame draw:style-name="gr4" draw:text-style-name="P6" draw:layer="layout" svg:width="12.065cm" svg:height="1.905cm" svg:x="6.98cm" svg:y="19.78cm">
          <draw:text-box>
            <text:p text:style-name="P5"><text:span text:style-name="T3">+ </text:span><text:span text:style-name="T3">Akromegalie</text:span></text:p>
            <text:p text:style-name="P5"><text:span text:style-name="T3">+ </text:span><text:span text:style-name="T3">Zuckerkrank</text:span><text:span text:style-name="T3">heiten</text:span></text:p>
            <text:p text:style-name="P5"><text:span text:style-name="T3">+ Bei Insulin: </text:span><text:span text:style-name="T3">Überdosierun</text:span><text:span text:style-name="T3">g führt zum </text:span><text:span text:style-name="T3">Tod</text:span></text:p>
          </draw:text-box>
        </draw:frame>
        <draw:frame draw:style-name="gr4" draw:text-style-name="P6" draw:layer="layout" svg:width="12.065cm" svg:height="1.905cm" svg:x="6.98cm" svg:y="22.002cm">
          <draw:text-box>
            <text:p text:style-name="P5"><text:span text:style-name="T3">+ Blut kann bei </text:span><text:span text:style-name="T3">Leistungssportler*i</text:span><text:span text:style-name="T3">nnen „stehen </text:span><text:span text:style-name="T3">bleiben“, was mit </text:span><text:span text:style-name="T3">einem Herzinfarkt </text:span><text:span text:style-name="T3">vergleichbar ist und </text:span><text:span text:style-name="T3">zum Tod führen </text:span><text:span text:style-name="T3">kann</text:span></text:p>
            <text:p text:style-name="P5"><text:span text:style-name="T3">+ Um dies zu </text:span><text:span text:style-name="T3">verhindern müssen </text:span><text:span text:style-name="T3">Sportler*innen den </text:span><text:span text:style-name="T3">Blutkreislauf am </text:span><text:span text:style-name="T3">laufen halten</text:span></text:p>
            <text:p text:style-name="P5"><text:span text:style-name="T3">+ Gefahr einer </text:span><text:span text:style-name="T3">Thrombose </text:span><text:span text:style-name="T3">(Lebensgefährlich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pitch="variable"/>
    <style:font-face style:name="FreeSans2" svg:font-family="FreeSans" style:font-pitch="variable"/>
    <style:font-face style:name="FreeSerif" svg:font-family="FreeSerif" style:font-pitch="variable"/>
    <style:font-face style:name="FreeSans" svg:font-family="FreeSans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1" fo:font-size="24pt" fo:language="de" fo:country="DE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02T15:22:18.394702384</dc:date>
    <meta:editing-duration>PT40M13S</meta:editing-duration>
    <meta:editing-cycles>7</meta:editing-cycles>
    <meta:generator>LibreOffice/7.1.0.3$Linux_X86_64 LibreOffice_project/10$Build-3</meta:generator>
    <meta:document-statistic meta:object-count="33"/>
  </office:meta>
</office:document-meta>
</file>